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1ece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d303c"/>
    </style:style>
    <style:style style:name="P15" style:family="paragraph" style:parent-style-name="Heading_20_1" style:master-page-name="First_20_Page">
      <style:paragraph-properties style:page-number="auto"/>
    </style:style>
    <style:style style:name="P16" style:family="paragraph" style:parent-style-name="Heading_20_1" style:master-page-name="First_20_Page">
      <style:paragraph-properties style:page-number="auto"/>
      <style:text-properties officeooo:paragraph-rsid="000aae88"/>
    </style:style>
    <style:style style:name="P17" style:family="paragraph" style:parent-style-name="Table_20_Contents">
      <style:text-properties officeooo:rsid="000d303c" officeooo:paragraph-rsid="000d303c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d303c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0b495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ca56"/>
    </style:style>
    <style:style style:name="T19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32056939424" text:id="ct14023205693942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32056925984" text:id="ct14023205692598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32056938608" text:id="ct14023205693860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6" text:outline-level="1"><text:change text:change-id="ct140232056939424"/>Adopted as a 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232056925984"/><text:change-start text:change-id="ct140232056938608"/>Version History<text:change-end text:change-id="ct14023205693860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7">Minor grammatical corrections and readability improvement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1ece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b495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2:23:53.558662142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nfiguration Description Information (CDI)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4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9H54M52S</meta:editing-duration>
    <meta:generator>LibreOffice/4.4.0.3$MacOSX_X86_64 LibreOffice_project/de093506bcdc5fafd9023ee680b8c60e3e0645d7</meta:generator>
    <dc:date>2016-02-08T12:23:53.416873000</dc:date>
    <meta:printed-by>Bob Jacobsen</meta:printed-by>
    <meta:print-date>2010-09-15T08:46:04</meta:print-date>
    <meta:document-statistic meta:table-count="2" meta:image-count="0" meta:object-count="0" meta:page-count="1" meta:paragraph-count="16" meta:word-count="88" meta:character-count="557" meta:non-whitespace-character-count="478"/>
  </office:meta>
</office:document-meta>
</file>